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Heading_20_1" style:list-style-name="WWNum3"/>
    <style:style style:name="P29" style:family="paragraph" style:parent-style-name="Heading_20_1" style:list-style-name="WWNum3">
      <style:paragraph-properties fo:break-before="auto" fo:break-after="auto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color="#000000" style:text-underline-style="none" fo:font-weight="bold" style:font-weight-asian="bold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Sistemes de gestió empresarial</text:span><text:span text:style-name="T2"><text:line-break/></text:span><text:span text:style-name="T3">UD 00. Guia d’estudi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des<text:tab/>3</text:span></text:a></text:p>
          <text:p text:style-name="P13"><text:a xlink:type="simple" xlink:href="#_tegj7sax1brk" text:style-name="Index_20_Link" text:visited-style-name="Index_20_Link"><text:span text:style-name="T17">2. Coneixements previs requerits<text:tab/>3</text:span></text:a></text:p>
          <text:p text:style-name="P13"><text:a xlink:type="simple" xlink:href="#_e5h9vtsccswh" text:style-name="Index_20_Link" text:visited-style-name="Index_20_Link"><text:span text:style-name="T17">3. Objectius<text:tab/>3</text:span></text:a></text:p>
          <text:p text:style-name="P13"><text:a xlink:type="simple" xlink:href="#_u0mmknkhkm8l" text:style-name="Index_20_Link" text:visited-style-name="Index_20_Link"><text:span text:style-name="T17">4. Continguts<text:tab/>3</text:span></text:a></text:p>
          <text:p text:style-name="P13"><text:a xlink:type="simple" xlink:href="#_fxxpzp8ps827" text:style-name="Index_20_Link" text:visited-style-name="Index_20_Link"><text:span text:style-name="T17">5. Activitats<text:tab/>3</text:span></text:a></text:p>
          <text:p text:style-name="P13"><text:a xlink:type="simple" xlink:href="#_wxomg1su1p99" text:style-name="Index_20_Link" text:visited-style-name="Index_20_Link"><text:span text:style-name="T17">6. Recomanacions<text:tab/>3</text:span></text:a></text:p>
          <text:p text:style-name="P13"><text:a xlink:type="simple" xlink:href="#_uhz91cmaqvpz" text:style-name="Index_20_Link" text:visited-style-name="Index_20_Link"><text:span text:style-name="T17">7. Autors (en ordre alfabètic)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8"><text:span text:style-name="T14">UD00. Guia d’estudi</text:span></text:p>
      <text:list xml:id="list2904533020" text:style-name="WWNum3">
        <text:list-item>
          <text:p text:style-name="P29"><text:bookmark text:name="_dbh0n1vac4c8"/>Dades</text:p>
        </text:list-item>
      </text:list>
      <text:p text:style-name="P10"><text:span text:style-name="T19">Unitat MOLT IMPORTANT. S’ha de treballar en ella durant tota l’avaluació.</text:span></text:p>
      <text:list xml:id="list32637435227486" text:continue-numbering="true" text:style-name="WWNum3">
        <text:list-item>
          <text:p text:style-name="P28"><text:bookmark text:name="_tegj7sax1brk"/>Coneixements previs requerits</text:p>
        </text:list-item>
      </text:list>
      <text:list xml:id="list3402476373" text:style-name="WWNum1">
        <text:list-item>
          <text:p text:style-name="P23"><text:soft-page-break/>Ús bàsic de sistemes operatius.</text:p>
        </text:list-item>
        <text:list-item>
          <text:p text:style-name="P25">Coneixement de comandaments de Linux.</text:p>
        </text:list-item>
        <text:list-item>
          <text:p text:style-name="P26">Coneixements avançats de programació.</text:p>
        </text:list-item>
      </text:list>
      <text:list xml:id="list32637078702140" text:continue-list="list32637435227486" text:style-name="WWNum3">
        <text:list-item>
          <text:p text:style-name="P28"><text:bookmark text:name="_e5h9vtsccswh"/>Objectius</text:p>
        </text:list-item>
      </text:list>
      <text:list xml:id="list1941318825" text:style-name="WWNum2">
        <text:list-item>
          <text:p text:style-name="P24">Aprendre a programar en Python 3 fent activitats.</text:p>
        </text:list-item>
        <text:list-item>
          <text:p text:style-name="P27">Aprendre a programar en Python 3 realitzant l’avaluable que t’ajuda a crear un portfolio.</text:p>
        </text:list-item>
      </text:list>
      <text:list xml:id="list32636674035921" text:continue-list="list32637078702140" text:style-name="WWNum3">
        <text:list-item>
          <text:p text:style-name="P28"><text:bookmark text:name="_u0mmknkhkm8l"/>Continguts</text:p>
        </text:list-item>
      </text:list>
      <text:p text:style-name="P10">Teoria i activitats no avaluables, a compartir al fòrum. A més, aquesta unitat té associada una activitat avaluable.</text:p>
      <text:list xml:id="list32637655864996" text:continue-numbering="true" text:style-name="WWNum3">
        <text:list-item>
          <text:p text:style-name="P28"><text:bookmark text:name="_fxxpzp8ps827"/>Activitats</text:p>
        </text:list-item>
      </text:list>
      <text:p text:style-name="P10">És molt important llegir els apunts i dur a terme les tasques no avaluables, a més de les avaluables.</text:p>
      <text:list xml:id="list32638356749656" text:continue-numbering="true" text:style-name="WWNum3">
        <text:list-item>
          <text:p text:style-name="P28"><text:bookmark text:name="_wxomg1su1p99"/>Recomanacions</text:p>
        </text:list-item>
      </text:list>
      <text:p text:style-name="P10">És recomanable acudir a les tutories col·lectives amb els conceptes de la unitat treballats.</text:p>
      <text:p text:style-name="P10">És necessari haver cursat i aprovat programació de primer (o tindre coneixements avançats de programació autodidacta). Si no es té, molt difícil superar aquesta part i el mòdul complet de Sistemes de Gestió Empresarial.</text:p>
      <text:list xml:id="list32637383829006" text:continue-numbering="true" text:style-name="WWNum3">
        <text:list-item>
          <text:p text:style-name="P28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Guia d’estudi</text:span></text:p>
      </style:header>
      <style:footer>
        <text:p text:style-name="MP4"><text:span text:style-name="MT1">Sistemes de gestió empresarial<text:tab/><text:tab/>UD00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1" meta:word-count="303" meta:character-count="1890" meta:non-whitespace-character-count="1632"/>
    <meta:generator>LibreOfficeDev/6.0.5.2$Linux_X86_64 LibreOffice_project/</meta:generator>
  </office:meta>
</office:document-meta>
</file>